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66.45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35pt"/>
    </style:style>
    <style:style style:name="co55" style:family="table-column">
      <style:table-column-properties fo:break-before="auto" style:column-width="39.71pt"/>
    </style:style>
    <style:style style:name="co56" style:family="table-column">
      <style:table-column-properties fo:break-before="auto" style:column-width="38.44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55.81pt"/>
    </style:style>
    <style:style style:name="co63" style:family="table-column">
      <style:table-column-properties fo:break-before="auto" style:column-width="134.31pt"/>
    </style:style>
    <style:style style:name="co64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pt" fo:break-before="auto" style:use-optimal-row-height="true"/>
    </style:style>
    <style:style style:name="ro3" style:family="table-row">
      <style:table-row-properties style:row-height="57.46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68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 style:data-style-name="N103">
      <style:table-cell-properties fo:background-color="#ffff00"/>
    </style:style>
    <style:style style:name="ce20" style:family="table-cell" style:parent-style-name="Default" style:data-style-name="N103"/>
    <style:style style:name="ce21" style:family="table-cell" style:parent-style-name="Default" style:data-style-name="N103">
      <style:table-cell-properties style:rotation-align="none"/>
    </style:style>
    <style:style style:name="ce22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3" style:family="table-cell" style:parent-style-name="Default" style:data-style-name="N3">
      <style:table-cell-properties fo:background-color="#ffff00"/>
    </style:style>
    <style:style style:name="ce24" style:family="table-cell" style:parent-style-name="Default" style:data-style-name="N3"/>
    <style:style style:name="ce25" style:family="table-cell" style:parent-style-name="Default" style:data-style-name="N3">
      <style:table-cell-properties style:rotation-align="none"/>
    </style:style>
    <style:style style:name="ce26" style:family="table-cell" style:parent-style-name="Default" style:data-style-name="N103">
      <style:table-cell-properties fo:background-color="transparent"/>
    </style:style>
    <style:style style:name="ce27" style:family="table-cell" style:parent-style-name="Default" style:data-style-name="N10"/>
    <style:style style:name="ce28" style:family="table-cell" style:parent-style-name="Default" style:data-style-name="N10">
      <style:table-cell-properties fo:background-color="transparent"/>
    </style:style>
    <style:style style:name="ce29" style:family="table-cell" style:parent-style-name="Default" style:data-style-name="N10">
      <style:table-cell-properties fo:background-color="#ffff00"/>
    </style:style>
    <style:style style:name="ce30" style:family="table-cell" style:parent-style-name="Default" style:data-style-name="N124"/>
    <style:style style:name="ce31" style:family="table-cell" style:parent-style-name="Default" style:data-style-name="N124">
      <style:table-cell-properties fo:background-color="transparent"/>
    </style:style>
    <style:style style:name="ce32" style:family="table-cell" style:parent-style-name="Default" style:data-style-name="N124">
      <style:table-cell-properties fo:background-color="#ffff00"/>
    </style:style>
    <style:style style:name="ce33" style:family="table-cell" style:parent-style-name="Default" style:data-style-name="N130"/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ddddd"/>
    </style:style>
    <style:style style:name="ce38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9" style:family="table-cell" style:parent-style-name="Default" style:data-style-name="N4"/>
    <style:style style:name="ce40" style:family="table-cell" style:parent-style-name="Default" style:data-style-name="N4">
      <style:table-cell-properties style:rotation-align="none"/>
    </style:style>
    <style:style style:name="ce41" style:family="table-cell" style:parent-style-name="Default" style:data-style-name="N2"/>
    <style:style style:name="ce42" style:family="table-cell" style:parent-style-name="Default" style:data-style-name="N130">
      <style:table-cell-properties style:rotation-align="none"/>
    </style:style>
    <style:style style:name="ce43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5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0">
      <style:table-cell-properties style:rotation-align="none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9"/>
    <style:style style:name="ce49" style:family="table-cell" style:parent-style-name="Default" style:data-style-name="N124">
      <style:table-cell-properties style:rotation-align="none"/>
    </style:style>
    <style:style style:name="ce50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ce55" style:family="table-cell" style:parent-style-name="Default" style:data-style-name="N1">
      <style:table-cell-properties style:rotation-align="none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20"/>
        <table:table-column table:style-name="co34" table:default-cell-style-name="ce24"/>
        <table:table-column table:style-name="co30" table:default-cell-style-name="Default"/>
        <table:table-column table:style-name="co35" table:default-cell-style-name="Default"/>
        <table:table-column table:style-name="co30" table:number-columns-repeated="1017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  <table:table-cell table:number-columns-repeated="1017"/>
        </table:table-row>
        <table:table-row table:style-name="ro1">
          <table:table-cell table:style-name="ce8" office:value-type="float" office:value="78737" calcext:value-type="float">
            <text:p>78737</text:p>
          </table:table-cell>
          <table:table-cell table:style-name="ce8" office:value-type="string" calcext:value-type="string">
            <text:p>Belterra Springs</text:p>
          </table:table-cell>
          <table:table-cell table:style-name="ce8" office:value-type="string" calcext:value-type="string">
            <text:p>761 Trinity Hills Drive, Austin, TX 78737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3" office:value-type="float" office:value="1120" calcext:value-type="float">
            <text:p>1,120</text:p>
          </table:table-cell>
          <table:table-cell table:style-name="ce19" office:value-type="currency" office:currency="USD" office:value="350" calcext:value-type="currency">
            <text:p>$35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20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20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Settler’s Creek</text:p>
          </table:table-cell>
          <table:table-cell table:style-name="ce9" office:value-type="string" calcext:value-type="string">
            <text:p>8001 TX-71, Austin, TX 78735</text:p>
          </table:table-cell>
          <table:table-cell table:style-name="ce21" office:value-type="currency" office:currency="USD" office:value="1070" calcext:value-type="currency">
            <text:p>$1,070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ll Hill Country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260" calcext:value-type="currency">
            <text:p>$1,260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Ridge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tana Hills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udson Miramont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Preserve at Travis Creek</text:p>
          </table:table-cell>
          <table:table-cell table:style-name="ce9" office:value-type="string" calcext:value-type="string">
            <text:p>5604 Southwest Parkway, Austin, TX 78735</text:p>
          </table:table-cell>
          <table:table-cell table:style-name="ce21" office:value-type="currency" office:currency="USD" office:value="1448" calcext:value-type="currency">
            <text:p>$1,448</text:p>
          </table:table-cell>
          <table:table-cell table:style-name="ce25" office:value-type="float" office:value="912" calcext:value-type="float">
            <text:p>912</text:p>
          </table:table-cell>
          <table:table-cell table:style-name="ce21" office:value-type="currency" office:currency="USD" office:value="0" calcext:value-type="currency">
            <text:p>$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arton Creek Villas</text:p>
          </table:table-cell>
          <table:table-cell table:style-name="ce9" office:value-type="string" calcext:value-type="string">
            <text:p>2716 Barton Creek Blvd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1050" calcext:value-type="float">
            <text:p>1,050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Camden Gaines Ranch</text:p>
          </table:table-cell>
          <table:table-cell table:style-name="ce9" office:value-type="string" calcext:value-type="string">
            <text:p>4424 Gaines Ranch Loop, Austin, TX 78735</text:p>
          </table:table-cell>
          <table:table-cell table:style-name="ce21" office:value-type="currency" office:currency="USD" office:value="1499" calcext:value-type="currency">
            <text:p>$1,499</text:p>
          </table:table-cell>
          <table:table-cell table:style-name="ce25" office:value-type="float" office:value="902" calcext:value-type="float">
            <text:p>902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AMLI Covered Bridge</text:p>
          </table:table-cell>
          <table:table-cell table:style-name="ce9" office:value-type="string" calcext:value-type="string">
            <text:p>8715 TX-71, Austin, TX 78735</text:p>
          </table:table-cell>
          <table:table-cell table:style-name="ce21" office:value-type="currency" office:currency="USD" office:value="1505" calcext:value-type="currency">
            <text:p>$1,505</text:p>
          </table:table-cell>
          <table:table-cell table:style-name="ce25" office:value-type="float" office:value="1083" calcext:value-type="float">
            <text:p>1,0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Vista Hills Condos</text:p>
          </table:table-cell>
          <table:table-cell table:style-name="ce9" office:value-type="string" calcext:value-type="string">
            <text:p>7701 Rialto Blvd., Austin, TX 78735</text:p>
          </table:table-cell>
          <table:table-cell table:style-name="ce21" office:value-type="currency" office:currency="USD" office:value="1575" calcext:value-type="currency">
            <text:p>$1,575</text:p>
          </table:table-cell>
          <table:table-cell table:style-name="ce25" office:value-type="float" office:value="1359" calcext:value-type="float">
            <text:p>1,359</text:p>
          </table:table-cell>
          <table:table-cell table:style-name="ce21"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Landmark Conservancy</text:p>
          </table:table-cell>
          <table:table-cell table:style-name="ce9" office:value-type="string" calcext:value-type="string">
            <text:p>9301 Old Bee Cave Road, Austin, TX 78735</text:p>
          </table:table-cell>
          <table:table-cell table:style-name="ce21" office:value-type="currency" office:currency="USD" office:value="1639" calcext:value-type="currency">
            <text:p>$1,639</text:p>
          </table:table-cell>
          <table:table-cell table:style-name="ce25" office:value-type="float" office:value="1100" calcext:value-type="float">
            <text:p>1,100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Pearl Lantana</text:p>
          </table:table-cell>
          <table:table-cell table:style-name="ce9" office:value-type="string" calcext:value-type="string">
            <text:p>6401 Rialto Blvd, Austin, TX 78735</text:p>
          </table:table-cell>
          <table:table-cell table:style-name="ce21" office:value-type="currency" office:currency="USD" office:value="1708" calcext:value-type="currency">
            <text:p>$1,708</text:p>
          </table:table-cell>
          <table:table-cell table:style-name="ce25" office:value-type="float" office:value="1180" calcext:value-type="float">
            <text:p>1,180</text:p>
          </table:table-cell>
          <table:table-cell table:style-name="ce21" office:value-type="currency" office:currency="USD" office:value="750" calcext:value-type="currency">
            <text:p>$750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Windsor Lantana Hills</text:p>
          </table:table-cell>
          <table:table-cell table:style-name="ce9" office:value-type="string" calcext:value-type="string">
            <text:p>6601 Rialto Blvd, Austin, TX 78735</text:p>
          </table:table-cell>
          <table:table-cell table:style-name="ce21" office:value-type="currency" office:currency="USD" office:value="1848" calcext:value-type="currency">
            <text:p>$1,848</text:p>
          </table:table-cell>
          <table:table-cell table:style-name="ce25" office:value-type="float" office:value="1120" calcext:value-type="float">
            <text:p>1,120</text:p>
          </table:table-cell>
          <table:table-cell table:style-name="ce21"/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The Santal</text:p>
          </table:table-cell>
          <table:table-cell table:style-name="ce9" office:value-type="string" calcext:value-type="string">
            <text:p>7624 Tecoma Circle, Austin, TX 78735</text:p>
          </table:table-cell>
          <table:table-cell table:style-name="ce21" office:value-type="currency" office:currency="USD" office:value="1950" calcext:value-type="currency">
            <text:p>$1,950</text:p>
          </table:table-cell>
          <table:table-cell table:style-name="ce25" office:value-type="float" office:value="1181" calcext:value-type="float">
            <text:p>1,181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Hanover Oak Hill</text:p>
          </table:table-cell>
          <table:table-cell table:style-name="ce9" office:value-type="string" calcext:value-type="string">
            <text:p>6701 Rialto Blvd, Austin, TX 78735</text:p>
          </table:table-cell>
          <table:table-cell table:style-name="ce21" office:value-type="currency" office:currency="USD" office:value="1980" calcext:value-type="currency">
            <text:p>$1,980</text:p>
          </table:table-cell>
          <table:table-cell table:style-name="ce25" office:value-type="float" office:value="1165" calcext:value-type="float">
            <text:p>1,165</text:p>
          </table:table-cell>
          <table:table-cell/>
          <table:table-cell table:style-name="ce9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9" office:value-type="float" office:value="78735" calcext:value-type="float">
            <text:p>78735</text:p>
          </table:table-cell>
          <table:table-cell table:style-name="ce9" office:value-type="string" calcext:value-type="string">
            <text:p>Bee Cave Vistas Townhomes</text:p>
          </table:table-cell>
          <table:table-cell table:style-name="ce9" office:value-type="string" calcext:value-type="string">
            <text:p>6100 Steep Cactus Trail, Austin, TX 78735</text:p>
          </table:table-cell>
          <table:table-cell table:style-name="ce21" office:value-type="currency" office:currency="USD" office:value="2155" calcext:value-type="currency">
            <text:p>$2,155</text:p>
          </table:table-cell>
          <table:table-cell table:style-name="ce25" office:value-type="float" office:value="1396" calcext:value-type="float">
            <text:p>1,396</text:p>
          </table:table-cell>
          <table:table-cell table:style-name="ce21" office:value-type="currency" office:currency="USD" office:value="1000" calcext:value-type="currency">
            <text:p>$1,00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13" office:value-type="float" office:value="78641" calcext:value-type="float">
            <text:p>78641</text:p>
          </table:table-cell>
          <table:table-cell table:style-name="ce16" office:value-type="string" calcext:value-type="string">
            <text:p>Nameless Hollow Duplexes</text:p>
          </table:table-cell>
          <table:table-cell table:style-name="ce9" office:value-type="string" calcext:value-type="string">
            <text:p>23393 Nameless Rd, Leander, TX 78641</text:p>
          </table:table-cell>
          <table:table-cell table:style-name="ce21" office:value-type="currency" office:currency="USD" office:value="1095" calcext:value-type="currency">
            <text:p>$1,095</text:p>
          </table:table-cell>
          <table:table-cell table:style-name="ce9" office:value-type="float" office:value="900" calcext:value-type="float">
            <text:p>900</text:p>
          </table:table-cell>
          <table:table-cell/>
          <table:table-cell table:style-name="ce9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20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20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20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20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4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20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5" office:value-type="float" office:value="78626" calcext:value-type="float">
            <text:p>78626</text:p>
          </table:table-cell>
          <table:table-cell table:style-name="ce15" office:value-type="string" calcext:value-type="string">
            <text:p>302 North</text:p>
          </table:table-cell>
          <table:table-cell table:style-name="ce15" office:value-type="string" calcext:value-type="string">
            <text:p>302 Apple Creek Drive, Georgetown, TX 78626 </text:p>
          </table:table-cell>
          <table:table-cell table:style-name="ce22" office:value-type="currency" office:currency="USD" office:value="1050" calcext:value-type="currency">
            <text:p>$1,050</text:p>
          </table:table-cell>
          <table:table-cell table:style-name="ce15" office:value-type="float" office:value="902" calcext:value-type="float">
            <text:p>902</text:p>
          </table:table-cell>
          <table:table-cell table:style-name="ce26" office:value-type="currency" office:currency="USD" office:value="500" calcext:value-type="currency">
            <text:p>$500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20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20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20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20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20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20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20"/>
        <table:table-column table:style-name="co38" table:default-cell-style-name="ce27"/>
        <table:table-column table:style-name="co39" table:default-cell-style-name="ce30"/>
        <table:table-column table:style-name="co40" table:default-cell-style-name="ce20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5" office:value-type="string" calcext:value-type="string">
            <text:p>Studio 6 Buda</text:p>
          </table:table-cell>
          <table:table-cell table:style-name="ce26" office:value-type="currency" office:currency="USD" office:value="76" calcext:value-type="currency">
            <text:p>$76</text:p>
          </table:table-cell>
          <table:table-cell table:style-name="ce28" office:value-type="percentage" office:value="0.06" calcext:value-type="percentage">
            <text:p>6%</text:p>
          </table:table-cell>
          <table:table-cell table:style-name="ce31" office:value-type="float" office:value="4.5" calcext:value-type="float">
            <text:p>4.5</text:p>
          </table:table-cell>
          <table:table-cell table:style-name="ce26" office:value-type="currency" office:currency="USD" office:value="78583" calcext:value-type="currency">
            <text:p>$78,583</text:p>
          </table:table-cell>
          <table:table-cell table:style-name="ce15" office:value-type="string" calcext:value-type="string">
            <text:p>Buda</text:p>
          </table:table-cell>
          <table:table-cell table:style-name="ce15" office:value-type="float" office:value="78610" calcext:value-type="float">
            <text:p>78610</text:p>
          </table:table-cell>
          <table:table-cell table:style-name="ce15" office:value-type="string" calcext:value-type="string">
            <text:p>5163 Overpass Rd, I-35 &amp; Niederwald, Buda, TX 78610</text:p>
          </table:table-cell>
          <table:table-cell table:style-name="ce15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15" office:value-type="string" calcext:value-type="string">
            <text:p>Sleep Inn &amp; Suites Killeen</text:p>
          </table:table-cell>
          <table:table-cell table:style-name="ce26" office:value-type="currency" office:currency="USD" office:value="58" calcext:value-type="currency">
            <text:p>$58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" calcext:value-type="float">
            <text:p>4.0</text:p>
          </table:table-cell>
          <table:table-cell table:style-name="ce26" office:value-type="currency" office:currency="USD" office:value="31161" calcext:value-type="currency">
            <text:p>$31,161</text:p>
          </table:table-cell>
          <table:table-cell table:style-name="ce15" office:value-type="string" calcext:value-type="string">
            <text:p>Killeen</text:p>
          </table:table-cell>
          <table:table-cell table:style-name="ce15" office:value-type="float" office:value="76541" calcext:value-type="float">
            <text:p>76541</text:p>
          </table:table-cell>
          <table:table-cell table:style-name="ce15" office:value-type="string" calcext:value-type="string">
            <text:p>700 E Central Texas Expy, Hwy 190 &amp; Gateway Blvd, Killeen, TX 76541</text:p>
          </table:table-cell>
          <table:table-cell table:style-name="ce15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5" table:number-columns-repeated="1014"/>
          <table:table-cell/>
        </table:table-row>
        <table:table-row table:style-name="ro1">
          <table:table-cell table:style-name="ce8" office:value-type="string" calcext:value-type="string">
            <text:p>Candlewood Suites Austin N-Cedar Park</text:p>
          </table:table-cell>
          <table:table-cell table:style-name="ce19" office:value-type="currency" office:currency="USD" office:value="70" calcext:value-type="currency">
            <text:p>$70</text:p>
          </table:table-cell>
          <table:table-cell table:style-name="ce29" office:value-type="percentage" office:value="0.07" calcext:value-type="percentage">
            <text:p>7%</text:p>
          </table:table-cell>
          <table:table-cell table:style-name="ce32" office:value-type="float" office:value="4.5" calcext:value-type="float">
            <text:p>4.5</text:p>
          </table:table-cell>
          <table:table-cell table:style-name="ce19" office:value-type="currency" office:currency="USD" office:value="94809" calcext:value-type="currency">
            <text:p>$94,809</text:p>
          </table:table-cell>
          <table:table-cell table:style-name="ce8" office:value-type="string" calcext:value-type="string">
            <text:p>Cedar Park</text:p>
          </table:table-cell>
          <table:table-cell table:style-name="ce8" office:value-type="float" office:value="78613" calcext:value-type="float">
            <text:p>78613</text:p>
          </table:table-cell>
          <table:table-cell table:style-name="ce8" office:value-type="string" calcext:value-type="string">
            <text:p>1100 Cottonwood Creek Trl, Cedar Park, TX 78613</text:p>
          </table:table-cell>
          <table:table-cell table:style-name="ce8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8" table:number-columns-repeated="1015"/>
        </table:table-row>
        <table:table-row table:style-name="ro1">
          <table:table-cell table:style-name="ce8" office:value-type="string" calcext:value-type="string">
            <text:p>Candlewood Suites Georgetown</text:p>
          </table:table-cell>
          <table:table-cell table:style-name="ce19" office:value-type="currency" office:currency="USD" office:value="74" calcext:value-type="currency">
            <text:p>$74</text:p>
          </table:table-cell>
          <table:table-cell table:style-name="ce29" office:value-type="percentage" office:value="0.1" calcext:value-type="percentage">
            <text:p>10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85219" calcext:value-type="currency">
            <text:p>$85,219</text:p>
          </table:table-cell>
          <table:table-cell table:style-name="ce8" office:value-type="string" calcext:value-type="string">
            <text:p>Georgetown</text:p>
          </table:table-cell>
          <table:table-cell table:style-name="ce8" office:value-type="float" office:value="78628" calcext:value-type="float">
            <text:p>78628</text:p>
          </table:table-cell>
          <table:table-cell table:style-name="ce8" office:value-type="string" calcext:value-type="string">
            <text:p>451 N Interstate 35, Georgetown, TX 78628</text:p>
          </table:table-cell>
          <table:table-cell table:style-name="ce8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Signature Austin South Central</text:p>
          </table:table-cell>
          <table:table-cell table:style-name="ce19" office:value-type="currency" office:currency="USD" office:value="63" calcext:value-type="currency">
            <text:p>$63</text:p>
          </table:table-cell>
          <table:table-cell table:style-name="ce29" office:value-type="percentage" office:value="0.18" calcext:value-type="percentage">
            <text:p>18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45691" calcext:value-type="currency">
            <text:p>$45,691</text:p>
          </table:table-cell>
          <table:table-cell table:style-name="ce8" office:value-type="string" calcext:value-type="string">
            <text:p>Austin South</text:p>
          </table:table-cell>
          <table:table-cell table:style-name="ce8" office:value-type="float" office:value="78744" calcext:value-type="float">
            <text:p>78744</text:p>
          </table:table-cell>
          <table:table-cell table:style-name="ce8" office:value-type="string" calcext:value-type="string">
            <text:p>4911 N Interstate 35 Frontage Rd, Intersection: Teri Road from I-35, Austin, TX 78744</text:p>
          </table:table-cell>
          <table:table-cell table:style-name="ce8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3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WoodSpring Suites Austin Round Rock</text:p>
          </table:table-cell>
          <table:table-cell table:style-name="ce19" office:value-type="currency" office:currency="USD" office:value="50" calcext:value-type="currency">
            <text:p>$50</text:p>
          </table:table-cell>
          <table:table-cell table:style-name="ce29" office:value-type="percentage" office:value="0.23" calcext:value-type="percentage">
            <text:p>23%</text:p>
          </table:table-cell>
          <table:table-cell table:style-name="ce32" office:value-type="float" office:value="4" calcext:value-type="float">
            <text:p>4.0</text:p>
          </table:table-cell>
          <table:table-cell table:style-name="ce19" office:value-type="currency" office:currency="USD" office:value="102528" calcext:value-type="currency">
            <text:p>$102,528</text:p>
          </table:table-cell>
          <table:table-cell table:style-name="ce8" office:value-type="string" calcext:value-type="string">
            <text:p>Round Rock</text:p>
          </table:table-cell>
          <table:table-cell table:style-name="ce8" office:value-type="float" office:value="78681" calcext:value-type="float">
            <text:p>78681</text:p>
          </table:table-cell>
          <table:table-cell table:style-name="ce8" office:value-type="string" calcext:value-type="string">
            <text:p>1950 N Interstate 35, I-35 &amp; Old Settlers Blvd, Round Rock, TX 78681</text:p>
          </table:table-cell>
          <table:table-cell table:style-name="ce8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office:forms form:automatic-focus="false" form:apply-design-mode="false"/>
        <table:table-column table:style-name="co46" table:default-cell-style-name="Default"/>
        <table:table-column table:style-name="co47" table:default-cell-style-name="ce6"/>
        <table:table-column table:style-name="co48" table:default-cell-style-name="ce39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7"/>
        <table:table-column table:style-name="co51" table:default-cell-style-name="ce30"/>
        <table:table-column table:style-name="co51" table:default-cell-style-name="ce24"/>
        <table:table-column table:style-name="co52" table:default-cell-style-name="ce30"/>
        <table:table-column table:style-name="co53" table:default-cell-style-name="ce24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20"/>
        <table:table-column table:style-name="co59" table:default-cell-style-name="Default"/>
        <table:table-column table:style-name="co60" table:default-cell-style-name="ce20"/>
        <table:table-column table:style-name="co61" table:default-cell-style-name="Default"/>
        <table:table-column table:style-name="co6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62" table:default-cell-style-name="Default"/>
        <table:table-column table:style-name="co30" table:number-columns-repeated="5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g</text:p>
            <text:p>Commute</text:p>
            <text:p>No Traffic</text:p>
            <text:p/>
          </table:table-cell>
          <table:table-cell table:style-name="ce6" office:value-type="string" calcext:value-type="string">
            <text:p>Commute</text:p>
            <text:p>Apple NW</text:p>
            <text:p>No traffic</text:p>
          </table:table-cell>
          <table:table-cell table:style-name="ce6" office:value-type="string" calcext:value-type="string">
            <text:p>Commute</text:p>
            <text:p>Google Downtown</text:p>
            <text:p>No traffic</text:p>
          </table:table-cell>
          <table:table-cell table:style-name="ce6" office:value-type="string" calcext:value-type="string">
            <text:p>Avg</text:p>
            <text:p>Commute</text:p>
            <text:p>Morning</text:p>
          </table:table-cell>
          <table:table-cell table:style-name="ce6" office:value-type="string" calcext:value-type="string">
            <text:p>Commute</text:p>
            <text:p>Apple NW</text:p>
            <text:p>8AM</text:p>
          </table:table-cell>
          <table:table-cell table:style-name="ce6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6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6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6" office:value-type="string" calcext:value-type="string">
            <text:p>Commute</text:p>
            <text:p>AUS</text:p>
            <text:p>Airport</text:p>
            <text:p>6 AM</text:p>
          </table:table-cell>
        </table:table-row>
        <table:table-row table:style-name="ro1">
          <table:table-cell table:style-name="ce34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7"/>
          <table:table-cell table:style-name="ce37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.D3];[.F3];[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30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4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.D4];[.F4];[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30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05" calcext:value-type="currency">
            <text:p>$1,205</text:p>
          </table:table-cell>
          <table:table-cell table:style-name="ce24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.D5];[.F5];[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30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4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.D6];[.F6];[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48" calcext:value-type="float">
            <text:p>348</text:p>
          </table:table-cell>
          <table:table-cell table:style-name="ce18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4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6" table:formula="of:=AVERAGE([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.D7];[.F7];[.H7])" office:value-type="float" office:value="3.26666666666667" calcext:value-type="float">
            <text:p>3.27</text:p>
          </table:table-cell>
          <table:table-cell table:style-name="ce30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4" office:value-type="float" office:value="2014" calcext:value-type="float">
            <text:p>201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25" calcext:value-type="currency">
            <text:p>$1,625</text:p>
          </table:table-cell>
          <table:table-cell table:style-name="ce24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30"/>
          <table:table-cell table:number-columns-repeated="7"/>
          <table:table-cell table:style-name="ce24" table:number-columns-repeated="3"/>
          <table:table-cell table:number-columns-repeated="2"/>
          <table:table-cell table:style-name="ce24"/>
          <table:table-cell table:style-name="Default"/>
          <table:table-cell table:number-columns-repeated="10"/>
        </table:table-row>
        <table:table-row table:style-name="ro1">
          <table:table-cell table:style-name="ce35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40" table:formula="of:=AVERAGE([.D10];[.F10];[.H10])" office:value-type="float" office:value="2.93333333333333" calcext:value-type="float">
            <text:p>2.93</text:p>
          </table:table-cell>
          <table:table-cell table:style-name="ce42" office:value-type="float" office:value="3" calcext:value-type="float">
            <text:p>3.0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3" calcext:value-type="float">
            <text:p>3.3</text:p>
          </table:table-cell>
          <table:table-cell table:style-name="ce46" office:value-type="percentage" office:value="0.62" calcext:value-type="percentage">
            <text:p>62%</text:p>
          </table:table-cell>
          <table:table-cell table:style-name="ce49" office:value-type="float" office:value="2.5" calcext:value-type="float">
            <text:p>2.5</text:p>
          </table:table-cell>
          <table:table-cell table:style-name="ce25" office:value-type="float" office:value="15" calcext:value-type="float">
            <text:p>15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5" office:value-type="float" office:value="2009" calcext:value-type="float">
            <text:p>2009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85" calcext:value-type="float">
            <text:p>285</text:p>
          </table:table-cell>
          <table:table-cell table:style-name="ce9" office:value-type="string" calcext:value-type="string">
            <text:p>8600 TX-71, Austin, TX 78735</text:p>
          </table:table-cell>
          <table:table-cell table:style-name="ce21" office:value-type="currency" office:currency="USD" office:value="1305" calcext:value-type="currency">
            <text:p>$1,305</text:p>
          </table:table-cell>
          <table:table-cell table:style-name="ce25" office:value-type="float" office:value="983" calcext:value-type="float">
            <text:p>983</text:p>
          </table:table-cell>
          <table:table-cell table:style-name="ce21"/>
          <table:table-cell table:style-name="ce9" office:value-type="float" office:value="9" calcext:value-type="float">
            <text:p>9</text:p>
          </table:table-cell>
          <table:table-cell table:style-name="ce9" table:formula="of:=AVERAGE([.U10:.V10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.X10:.AA10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</table:table-row>
        <table:table-row table:style-name="ro4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40" table:formula="of:=AVERAGE([.D11];[.F11];[.H11])" office:value-type="float" office:value="2.53333333333333" calcext:value-type="float">
            <text:p>2.53</text:p>
          </table:table-cell>
          <table:table-cell table:style-name="ce33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3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345" calcext:value-type="currency">
            <text:p>$1,345</text:p>
          </table:table-cell>
          <table:table-cell table:style-name="ce24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9" table:formula="of:=AVERAGE([.U11:.V11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.X11:.AA11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40" table:formula="of:=AVERAGE([.D12];[.F12];[.H12])" office:value-type="float" office:value="3.16666666666667" calcext:value-type="float">
            <text:p>3.17</text:p>
          </table:table-cell>
          <table:table-cell table:style-name="ce33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4" office:value-type="float" office:value="2010" calcext:value-type="float">
            <text:p>20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81" calcext:value-type="currency">
            <text:p>$1,281</text:p>
          </table:table-cell>
          <table:table-cell table:style-name="ce24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9" table:formula="of:=AVERAGE([.U12:.V12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.X12:.AA12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40" table:formula="of:=AVERAGE([.D13];[.F13];[.H13])" office:value-type="float" office:value="3.73333333333333" calcext:value-type="float">
            <text:p>3.73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3.7" calcext:value-type="float">
            <text:p>3.7</text:p>
          </table:table-cell>
          <table:table-cell table:style-name="ce46" office:value-type="percentage" office:value="0.9" calcext:value-type="percentage">
            <text:p>90%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float" office:value="27" calcext:value-type="float">
            <text:p>27</text:p>
          </table:table-cell>
          <table:table-cell table:style-name="ce49" office:value-type="float" office:value="3" calcext:value-type="float">
            <text:p>3.0</text:p>
          </table:table-cell>
          <table:table-cell table:style-name="ce25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5" office:value-type="float" office:value="1997" calcext:value-type="float">
            <text:p>1997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361" calcext:value-type="float">
            <text:p>361</text:p>
          </table:table-cell>
          <table:table-cell table:style-name="ce9" office:value-type="string" calcext:value-type="string">
            <text:p>6636 W William Cannon Dr, Austin, TX 78735</text:p>
          </table:table-cell>
          <table:table-cell table:style-name="ce21" office:value-type="currency" office:currency="USD" office:value="1345" calcext:value-type="currency">
            <text:p>$1,345</text:p>
          </table:table-cell>
          <table:table-cell table:style-name="ce25" office:value-type="float" office:value="853" calcext:value-type="float">
            <text:p>853</text:p>
          </table:table-cell>
          <table:table-cell table:style-name="ce21"/>
          <table:table-cell table:style-name="ce9" office:value-type="float" office:value="7" calcext:value-type="float">
            <text:p>7</text:p>
          </table:table-cell>
          <table:table-cell table:style-name="ce9" table:formula="of:=AVERAGE([.U13:.V13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6" table:formula="of:=AVERAGE([.X13:.AA13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://www.hudson-miramont.com/" xlink:type="simple">Hudson Miramont</text:a></text:p>
          </table:table-cell>
          <table:table-cell table:style-name="ce40" table:formula="of:=AVERAGE([.D14];[.F14];[.H14])" office:value-type="float" office:value="3.6" calcext:value-type="float">
            <text:p>3.60</text:p>
          </table:table-cell>
          <table:table-cell table:style-name="ce42" office:value-type="float" office:value="3.5" calcext:value-type="float">
            <text:p>3.5</text:p>
          </table:table-cell>
          <table:table-cell table:style-name="ce9" office:value-type="float" office:value="13" calcext:value-type="float">
            <text:p>13</text:p>
          </table:table-cell>
          <table:table-cell table:style-name="ce42" office:value-type="float" office:value="4" calcext:value-type="float">
            <text:p>4.0</text:p>
          </table:table-cell>
          <table:table-cell table:style-name="ce46" office:value-type="percentage" office:value="0.78" calcext:value-type="percentage">
            <text:p>78%</text:p>
          </table:table-cell>
          <table:table-cell table:style-name="ce49" office:value-type="float" office:value="3.3" calcext:value-type="float">
            <text:p>3.3</text:p>
          </table:table-cell>
          <table:table-cell table:style-name="ce25" office:value-type="float" office:value="29" calcext:value-type="float">
            <text:p>29</text:p>
          </table:table-cell>
          <table:table-cell table:style-name="ce49" office:value-type="float" office:value="4" calcext:value-type="float">
            <text:p>4.0</text:p>
          </table:table-cell>
          <table:table-cell table:style-name="ce25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5" office:value-type="float" office:value="2005" calcext:value-type="float">
            <text:p>200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76" calcext:value-type="float">
            <text:p>276</text:p>
          </table:table-cell>
          <table:table-cell table:style-name="ce9" office:value-type="string" calcext:value-type="string">
            <text:p>8818 Travis Hills Drive, Austin, TX 78735</text:p>
          </table:table-cell>
          <table:table-cell table:style-name="ce21" office:value-type="currency" office:currency="USD" office:value="1379" calcext:value-type="currency">
            <text:p>$1,379</text:p>
          </table:table-cell>
          <table:table-cell table:style-name="ce25" office:value-type="float" office:value="995" calcext:value-type="float">
            <text:p>995</text:p>
          </table:table-cell>
          <table:table-cell table:style-name="ce21" office:value-type="currency" office:currency="USD" office:value="250" calcext:value-type="currency">
            <text:p>$250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AVERAGE([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table:style-name="ce9" office:value-type="float" office:value="78735" calcext:value-type="float">
            <text:p>78735</text:p>
          </table:table-cell>
          <table:table-cell table:style-name="ce38" office:value-type="string" calcext:value-type="string">
            <text:p><text:a xlink:href="http://lantanahillsapts.com/" xlink:type="simple">Lantana Hills</text:a></text:p>
          </table:table-cell>
          <table:table-cell table:style-name="ce40" table:formula="of:=AVERAGE([.D15];[.F15];[.H15])" office:value-type="float" office:value="4.13333333333333" calcext:value-type="float">
            <text:p>4.13</text:p>
          </table:table-cell>
          <table:table-cell table:style-name="ce42" office:value-type="float" office:value="4.5" calcext:value-type="float">
            <text:p>4.5</text:p>
          </table:table-cell>
          <table:table-cell table:style-name="ce9" office:value-type="float" office:value="8" calcext:value-type="float">
            <text:p>8</text:p>
          </table:table-cell>
          <table:table-cell table:style-name="ce42" office:value-type="float" office:value="3.5" calcext:value-type="float">
            <text:p>3.5</text:p>
          </table:table-cell>
          <table:table-cell table:style-name="ce46" office:value-type="percentage" office:value="0.82" calcext:value-type="percentage">
            <text:p>82%</text:p>
          </table:table-cell>
          <table:table-cell table:style-name="ce49" office:value-type="float" office:value="4.4" calcext:value-type="float">
            <text:p>4.4</text:p>
          </table:table-cell>
          <table:table-cell table:style-name="ce25" office:value-type="float" office:value="14" calcext:value-type="float">
            <text:p>14</text:p>
          </table:table-cell>
          <table:table-cell table:style-name="ce49" office:value-type="float" office:value="3.5" calcext:value-type="float">
            <text:p>3.5</text:p>
          </table:table-cell>
          <table:table-cell table:style-name="ce25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5" office:value-type="float" office:value="2002" calcext:value-type="float">
            <text:p>200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table:style-name="ce9" office:value-type="string" calcext:value-type="string">
            <text:p>7601 Rialto Blvd., Austin, TX 78735</text:p>
          </table:table-cell>
          <table:table-cell table:style-name="ce21" office:value-type="currency" office:currency="USD" office:value="1372" calcext:value-type="currency">
            <text:p>$1,372</text:p>
          </table:table-cell>
          <table:table-cell table:style-name="ce25" office:value-type="float" office:value="1144" calcext:value-type="float">
            <text:p>1,144</text:p>
          </table:table-cell>
          <table:table-cell table:style-name="ce21"/>
          <table:table-cell table:style-name="ce9" office:value-type="float" office:value="5" calcext:value-type="float">
            <text:p>5</text:p>
          </table:table-cell>
          <table:table-cell table:style-name="ce9" table:formula="of:=AVERAGE([.U15:.V15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.X15:.AA15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6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.D18];[.F18];[.H18])" office:value-type="float" office:value="1.93333333333333" calcext:value-type="float">
            <text:p>1.93</text:p>
          </table:table-cell>
          <table:table-cell table:style-name="ce43" office:value-type="float" office:value="1" calcext:value-type="float">
            <text:p>1.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9" calcext:value-type="float">
            <text:p>2.9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50" office:value-type="float" office:value="1.9" calcext:value-type="float">
            <text:p>1.9</text:p>
          </table:table-cell>
          <table:table-cell table:style-name="ce51" office:value-type="float" office:value="38" calcext:value-type="float">
            <text:p>3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 4-lane</text:p>
            <text:p>city street. Good visibility both ways.</text:p>
          </table:table-cell>
          <table:table-cell table:style-name="ce45" office:value-type="float" office:value="2002" calcext:value-type="float">
            <text:p>2002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4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18:.V18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.X18:.AA18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.D19];[.F19];[.H19])" office:value-type="float" office:value="4.13333333333333" calcext:value-type="float">
            <text:p>4.13</text:p>
          </table:table-cell>
          <table:table-cell table:style-name="ce43" office:value-type="float" office:value="4" calcext:value-type="float">
            <text:p>4.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4.3" calcext:value-type="float">
            <text:p>4.3</text:p>
          </table:table-cell>
          <table:table-cell table:style-name="ce47" office:value-type="percentage" office:value="0.81" calcext:value-type="percentage">
            <text:p>81%</text:p>
          </table:table-cell>
          <table:table-cell table:style-name="ce50" office:value-type="float" office:value="4.1" calcext:value-type="float">
            <text:p>4.1</text:p>
          </table:table-cell>
          <table:table-cell table:style-name="ce51" office:value-type="float" office:value="29" calcext:value-type="float">
            <text:p>29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5" office:value-type="float" office:value="2016" calcext:value-type="float">
            <text:p>2016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96" calcext:value-type="currency">
            <text:p>$1,196</text:p>
          </table:table-cell>
          <table:table-cell table:style-name="ce24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19:.V19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19:.AA19])" office:value-type="float" office:value="55" calcext:value-type="float">
            <text:p>5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.D20];[.F20];[.H20])" office:value-type="float" office:value="5" calcext:value-type="float">
            <text:p>5.00</text:p>
          </table:table-cell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4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0:.V20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33"/>
          <table:table-cell office:value-type="float" office:value="0" calcext:value-type="float">
            <text:p>0</text:p>
          </table:table-cell>
          <table:table-cell/>
          <table:table-cell table:style-name="ce48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5" office:value-type="float" office:value="2018" calcext:value-type="float">
            <text:p>2018</text:p>
          </table:table-cell>
          <table:table-cell table:style-name="ce51"/>
          <table:table-cell table:style-name="ce51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4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1:.V21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1:.AA21])" office:value-type="float" office:value="57.5" calcext:value-type="float">
            <text:p>57.5</text:p>
          </table:table-cell>
          <table:table-cell table:style-name="ce56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34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2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.D24];[.F24];[.H24])" office:value-type="float" office:value="2.93333333333333" calcext:value-type="float">
            <text:p>2.93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5" office:value-type="float" office:value="1994" calcext:value-type="float">
            <text:p>1994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4:.AA24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.D25];[.F25];[.H25])" office:value-type="float" office:value="2.63333333333333" calcext:value-type="float">
            <text:p>2.63</text:p>
          </table:table-cell>
          <table:table-cell table:style-name="ce33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3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18" calcext:value-type="currency">
            <text:p>$1,018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5:.V25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6" table:formula="of:=AVERAGE([.X25:.AA25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.D26];[.F26];[.H26])" office:value-type="float" office:value="4.26666666666667" calcext:value-type="float">
            <text:p>4.27</text:p>
          </table:table-cell>
          <table:table-cell table:style-name="ce33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5" office:value-type="float" office:value="2017" calcext:value-type="float">
            <text:p>2017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4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26:.V26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.X26:.AA26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7" table:number-columns-repeated="2"/>
          <table:table-cell/>
          <table:table-cell table:style-name="ce27" table:number-columns-repeated="4"/>
          <table:table-cell/>
          <table:table-cell table:style-name="Default"/>
          <table:table-cell table:number-columns-repeated="12"/>
        </table:table-row>
        <table:table-row table:style-name="ro1">
          <table:table-cell table:style-name="ce35" office:value-type="string" calcext:value-type="string" table:number-columns-spanned="2" table:number-rows-spanned="1">
            <text:p>Buda, Hays</text:p>
          </table:table-cell>
          <table:covered-table-cell table:style-name="ce17"/>
          <table:table-cell table:style-name="ce17" table:number-columns-repeated="7"/>
          <table:table-cell table:style-name="ce52"/>
          <table:table-cell table:style-name="ce17" table:number-columns-repeated="4"/>
          <table:table-cell/>
          <table:table-cell table:style-name="Default"/>
          <table:table-cell table:number-columns-repeated="12"/>
        </table:table-row>
        <table:table-row table:style-name="ro6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41" table:formula="of:=AVERAGE([.D29];[.F29];[.H29])" office:value-type="float" office:value="4" calcext:value-type="float">
            <text:p>4.00</text:p>
          </table:table-cell>
          <table:table-cell table:style-name="ce43" office:value-type="float" office:value="4" calcext:value-type="float">
            <text:p>4.0</text:p>
          </table:table-cell>
          <table:table-cell table:style-name="ce45" office:value-type="float" office:value="15" calcext:value-type="float">
            <text:p>15</text:p>
          </table:table-cell>
          <table:table-cell table:style-name="ce43" office:value-type="float" office:value="4.1" calcext:value-type="float">
            <text:p>4.1</text:p>
          </table:table-cell>
          <table:table-cell table:style-name="ce47" office:value-type="percentage" office:value="0.84" calcext:value-type="percentage">
            <text:p>84%</text:p>
          </table:table-cell>
          <table:table-cell table:style-name="ce50" office:value-type="float" office:value="3.9" calcext:value-type="float">
            <text:p>3.9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5" office:value-type="float" office:value="2015" calcext:value-type="float">
            <text:p>201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29:.V29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29:.AA29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5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41" table:formula="of:=AVERAGE([.D30];[.F30];[.H30])" office:value-type="float" office:value="4.03333333333333" calcext:value-type="float">
            <text:p>4.03</text:p>
          </table:table-cell>
          <table:table-cell table:style-name="ce43" office:value-type="float" office:value="3" calcext:value-type="float">
            <text:p>3.0</text:p>
          </table:table-cell>
          <table:table-cell table:style-name="ce45" office:value-type="float" office:value="20" calcext:value-type="float">
            <text:p>20</text:p>
          </table:table-cell>
          <table:table-cell table:style-name="ce43" office:value-type="float" office:value="4.8" calcext:value-type="float">
            <text:p>4.8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4.3" calcext:value-type="float">
            <text:p>4.3</text:p>
          </table:table-cell>
          <table:table-cell table:style-name="ce51" office:value-type="float" office:value="98" calcext:value-type="float">
            <text:p>98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5" office:value-type="float" office:value="2013" calcext:value-type="float">
            <text:p>2013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0:.V30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0:.AA30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41" table:formula="of:=AVERAGE([.D31];[.F31];[.H31])" office:value-type="float" office:value="2.96666666666667" calcext:value-type="float">
            <text:p>2.97</text:p>
          </table:table-cell>
          <table:table-cell table:style-name="ce44" office:value-type="float" office:value="1.5" calcext:value-type="float">
            <text:p>1.5</text:p>
          </table:table-cell>
          <table:table-cell table:style-name="ce44" office:value-type="float" office:value="4" calcext:value-type="float">
            <text:p>4</text:p>
          </table:table-cell>
          <table:table-cell table:style-name="ce43" office:value-type="float" office:value="4" calcext:value-type="float">
            <text:p>4.0</text:p>
          </table:table-cell>
          <table:table-cell table:style-name="ce47" office:value-type="percentage" office:value="1" calcext:value-type="percentage">
            <text:p>100%</text:p>
          </table:table-cell>
          <table:table-cell table:style-name="ce50" office:value-type="float" office:value="3.4" calcext:value-type="float">
            <text:p>3.4</text:p>
          </table:table-cell>
          <table:table-cell table:style-name="ce51" office:value-type="float" office:value="22" calcext:value-type="float">
            <text:p>22</text:p>
          </table:table-cell>
          <table:table-cell table:style-name="ce50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5" office:value-type="float" office:value="2008" calcext:value-type="float">
            <text:p>2008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1:.V31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6" table:formula="of:=AVERAGE([.X31:.AA31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1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5"/>
          <table:table-cell table:number-columns-repeated="4"/>
          <table:table-cell table:style-name="Default"/>
          <table:table-cell table:number-columns-repeated="12"/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formula="of:=AVERAGE([.D37];[.F37];[.H37])" office:value-type="float" office:value="3.3" calcext:value-type="float">
            <text:p>3.30</text:p>
          </table:table-cell>
          <table:table-cell table:style-name="ce33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3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5" office:value-type="float" office:value="1999" calcext:value-type="float">
            <text:p>1999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7:.V37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.X37:.AA37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</table:table-row>
      </table:table>
      <table:table table:name="Sheet5" table:style-name="ta1">
        <table:table-column table:style-name="co63" table:default-cell-style-name="Default"/>
        <table:table-column table:style-name="co64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9" loext:min-decimal-places="9" number:min-integer-digits="1"/>
    </number:number-style>
    <number:number-style style:name="N137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6T14:32:57.273005351</dc:date>
    <meta:editing-duration>P15DT21H48M38S</meta:editing-duration>
    <meta:editing-cycles>285</meta:editing-cycles>
    <meta:generator>LibreOffice/5.1.6.2$Linux_X86_64 LibreOffice_project/10m0$Build-2</meta:generator>
    <meta:document-statistic meta:table-count="5" meta:cell-count="4573" meta:object-count="0"/>
  </office:meta>
</office:document-meta>
</file>